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05b681" officeooo:paragraph-rsid="00020497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officeooo:rsid="0009206a" officeooo:paragraph-rsid="00035373" style:font-size-asian="13pt" style:font-size-complex="13pt"/>
    </style:style>
    <style:style style:name="P4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5" style:family="paragraph" style:parent-style-name="Standard">
      <style:text-properties officeooo:rsid="0009206a" officeooo:paragraph-rsid="00035373"/>
    </style:style>
    <style:style style:name="P6" style:family="paragraph" style:parent-style-name="Standard">
      <style:text-properties officeooo:rsid="0005b681" officeooo:paragraph-rsid="0006515e"/>
    </style:style>
    <style:style style:name="P7" style:family="paragraph" style:parent-style-name="Standard">
      <style:text-properties officeooo:paragraph-rsid="00020497"/>
    </style:style>
    <style:style style:name="T1" style:family="text">
      <style:text-properties officeooo:rsid="00074cbf"/>
    </style:style>
    <style:style style:name="T2" style:family="text">
      <style:text-properties officeooo:rsid="0006515e"/>
    </style:style>
    <style:style style:name="T3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officeooo:rsid="0005b68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测试电脑信息</text:span>:</text:p>
      <text:p text:style-name="P6">--Type: <text:span text:style-name="T2">thriller1.0-pv1-sku19-balance-4</text:span></text:p>
      <text:p text:style-name="P7"><text:span text:style-name="T4">--SN: </text:span><text:span text:style-name="T3">73760P10TP</text:span></text:p>
      <text:p text:style-name="Standard"/>
      <text:p text:style-name="P4">2. 测试详情列表：</text:p>
      <text:p text:style-name="Standard"><draw:frame draw:style-name="fr1" draw:name="Object1" text:anchor-type="paragraph" svg:x="0.4071in" svg:y="0.1898in" svg:width="6.1811in" svg:height="6.3118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P3">3. 测试机构：</text:p>
      <text:p text:style-name="P5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1:33:27.552717019</meta:creation-date>
    <dc:date>2015-03-13T15:09:47.184736369</dc:date>
    <dc:creator>xiaojun </dc:creator>
    <meta:editing-duration>PT25M54S</meta:editing-duration>
    <meta:editing-cycles>7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0" meta:character-count="129" meta:non-whitespace-character-count="1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3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4-01-14" calcext:value-type="date">
            <text:p>2014-01-1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4-01-14" calcext:value-type="date">
            <text:p>2014-01-1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2" office:value-type="date" office:date-value="2014-01-14" calcext:value-type="date">
            <text:p>2014-01-1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4-01-14" calcext:value-type="date">
            <text:p>2014-01-1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2" office:value-type="date" office:date-value="2014-01-14" calcext:value-type="date">
            <text:p>2014-01-1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4-01-14" calcext:value-type="date">
            <text:p>2014-01-1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4-01-14" calcext:value-type="date">
            <text:p>2014-01-1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4-01-14" calcext:value-type="date">
            <text:p>2014-01-1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4-01-15" calcext:value-type="date">
            <text:p>2014-01-1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2" office:value-type="date" office:date-value="2014-01-15" calcext:value-type="date">
            <text:p>2014-01-1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2" office:value-type="date" office:date-value="2014-01-15" calcext:value-type="date">
            <text:p>2014-01-1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2" office:value-type="date" office:date-value="2014-01-15" calcext:value-type="date">
            <text:p>2014-01-1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2" office:value-type="date" office:date-value="2014-01-15" calcext:value-type="date">
            <text:p>2014-01-1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4-01-15" calcext:value-type="date">
            <text:p>2014-01-1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4-01-15" calcext:value-type="date">
            <text:p>2014-01-1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2" office:value-type="date" office:date-value="2014-01-15" calcext:value-type="date">
            <text:p>2014-01-1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4-01-15" calcext:value-type="date">
            <text:p>2014-01-1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4-01-15" calcext:value-type="date">
            <text:p>2014-01-1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2" office:value-type="date" office:date-value="2014-01-16" calcext:value-type="date">
            <text:p>2014-01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CPU频率测试</text:p>
          </table:table-cell>
          <table:table-cell table:style-name="ce2" office:value-type="date" office:date-value="2014-01-16" calcext:value-type="date">
            <text:p>2014-01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2" office:value-type="date" office:date-value="2014-01-16" calcext:value-type="date">
            <text:p>2014-01-16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2" office:value-type="date" office:date-value="2014-01-17" calcext:value-type="date">
            <text:p>2014-01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2" office:value-type="date" office:date-value="2014-01-17" calcext:value-type="date">
            <text:p>2014-01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2" office:value-type="date" office:date-value="2014-01-17" calcext:value-type="date">
            <text:p>2014-01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内存/CPU测试</text:p>
          </table:table-cell>
          <table:table-cell table:style-name="ce2" office:value-type="date" office:date-value="2014-01-17" calcext:value-type="date">
            <text:p>2014-01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2" office:value-type="date" office:date-value="2014-01-17" calcext:value-type="date">
            <text:p>2014-01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4-01-17" calcext:value-type="date">
            <text:p>2014-01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4-01-17" calcext:value-type="date">
            <text:p>2014-01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4-01-17" calcext:value-type="date">
            <text:p>2014-01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4-01-17" calcext:value-type="date">
            <text:p>2014-01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4-01-17" calcext:value-type="date">
            <text:p>2014-01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4-01-17" calcext:value-type="date">
            <text:p>2014-01-17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4-01-18" calcext:value-type="date">
            <text:p>2014-01-18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4-01-19" calcext:value-type="date">
            <text:p>2014-01-19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3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14:55:36.083346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